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style:text-position="0% 100%" style:font-name="Calibri" fo:font-size="16pt" fo:language="en" fo:country="none" fo:font-weight="bold" style:font-name-asian="Calibri" style:font-size-asian="16pt" style:font-weight-asian="bold" style:font-name-complex="Calibri" style:font-size-complex="16pt" style:font-weight-complex="bold"/>
    </style:style>
    <style:style style:name="P2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style:text-position="0% 100%" style:font-name="Calibri" fo:font-size="20pt" fo:language="en" fo:country="none" fo:font-weight="bold" style:font-name-asian="Calibri" style:font-size-asian="20pt" style:font-weight-asian="bold" style:font-name-complex="Calibri" style:font-size-complex="20pt" style:font-weight-complex="bold"/>
    </style:style>
    <style:style style:name="P3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style:text-position="0% 100%" style:font-name="Calibri" fo:font-size="14pt" fo:language="en" fo:country="none" fo:font-weight="bold" style:font-name-asian="Calibri" style:font-size-asian="14pt" style:font-weight-asian="bold" style:font-name-complex="Calibri" style:font-size-complex="14pt" style:font-weight-complex="bold"/>
    </style:style>
    <style:style style:name="P4" style:family="paragraph" style:parent-style-name="Standard" style:list-style-name="L1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" style:family="paragraph" style:parent-style-name="Standard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" style:family="paragraph" style:parent-style-name="Standard" style:list-style-name="L2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" style:family="paragraph" style:parent-style-name="Standard" style:list-style-name="L4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" style:family="paragraph" style:parent-style-name="Standard" style:list-style-name="L5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" style:family="paragraph" style:parent-style-name="Standard" style:list-style-name="L6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" style:family="paragraph" style:parent-style-name="Standard" style:list-style-name="L7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" style:family="paragraph" style:parent-style-name="Standard" style:list-style-name="L2">
      <style:paragraph-properties fo:margin-top="0cm" fo:margin-bottom="0.353cm" fo:line-height="115%" fo:text-align="center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2" style:family="paragraph" style:parent-style-name="Standard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eroes Of Herp Derp Card Game Version Ideas</text:p>
      <text:p text:style-name="P1"/>
      <text:p text:style-name="P3">General Design Notes and Ideas</text:p>
      <text:list xml:id="list5272204497663712520" text:style-name="L1">
        <text:list-item>
          <text:p text:style-name="P4">This design brief is about brainstorming ideas on how to convert Heroes Of Herp Derp into a card game format</text:p>
        </text:list-item>
        <text:list-item>
          <text:p text:style-name="P4">Changes to the combat system will invariably effect all other game systems</text:p>
        </text:list-item>
        <text:list-item>
          <text:p text:style-name="P4">Systems to plan/redesign</text:p>
          <text:list>
            <text:list-item>
              <text:p text:style-name="P4">Combat / Abilities / Passives</text:p>
            </text:list-item>
            <text:list-item>
              <text:p text:style-name="P4">World, board size, movement, navigation</text:p>
            </text:list-item>
            <text:list-item>
              <text:p text:style-name="P4">Tiles and tile types (grass, dirt, water, etc)</text:p>
            </text:list-item>
            <text:list-item>
              <text:p text:style-name="P4">Turn order / activation systems</text:p>
            </text:list-item>
            <text:list-item>
              <text:p text:style-name="P4">Custom character creation</text:p>
            </text:list-item>
            <text:list-item>
              <text:p text:style-name="P4">Talent system</text:p>
            </text:list-item>
            <text:list-item>
              <text:p text:style-name="P4">Talent / Ability pools</text:p>
            </text:list-item>
            <text:list-item>
              <text:p text:style-name="P4">Items (how do weapons effect abilities?)</text:p>
            </text:list-item>
            <text:list-item>
              <text:p text:style-name="P4">States / Afflictions</text:p>
            </text:list-item>
            <text:list-item>
              <text:p text:style-name="P4">Damage / Resistance Types (Physical, Shadow, Frost etc)</text:p>
            </text:list-item>
            <text:list-item>
              <text:p text:style-name="P4">Core and Secondary stats, how will they change and effect gameplay? (Strength, wisdom etc)</text:p>
            </text:list-item>
            <text:list-item>
              <text:p text:style-name="P4">How do enemies work in the new system? (do they have their own decks, or set abilities?)</text:p>
            </text:list-item>
          </text:list>
        </text:list-item>
      </text:list>
      <text:list xml:id="list8379557373167525981" text:style-name="L2">
        <text:list-header>
          <text:p text:style-name="P6"/>
          <text:p text:style-name="P11">Slay the spire version Ideas</text:p>
        </text:list-header>
      </text:list>
      <text:p text:style-name="P5">Design To Do:</text:p>
      <text:list xml:id="list467844070725920746" text:style-name="L7">
        <text:list-item>
          <text:p text:style-name="P10">Design at least 4 abilities for each talent tree</text:p>
        </text:list-item>
        <text:list-item>
          <text:p text:style-name="P10">Design at least 3 enemies</text:p>
        </text:list-item>
        <text:list-item>
          <text:p text:style-name="P10">Design at least 10 items</text:p>
        </text:list-item>
        <text:list-item>
          <text:p text:style-name="P10">Design talent tree passive bonus effects</text:p>
        </text:list-item>
        <text:list-item>
          <text:p text:style-name="P10">Design at least 10 passive effects from items</text:p>
        </text:list-item>
        <text:list-item>
          <text:p text:style-name="P10"><text:soft-page-break/>Design each stat and what it does</text:p>
        </text:list-item>
        <text:list-item>
          <text:p text:style-name="P10">Design the effect / impact that weapon items have on cards</text:p>
        </text:list-item>
      </text:list>
      <text:p text:style-name="P5">General Ideas</text:p>
      <text:list xml:id="list34702979" text:continue-list="list8379557373167525981" text:style-name="L2">
        <text:list-item>
          <text:list>
            <text:list-item>
              <text:p text:style-name="P6">player controls 3 characters: combat can have as many as 5 characters</text:p>
            </text:list-item>
            <text:list-item>
              <text:p text:style-name="P6">movement and range are no longer a thing</text:p>
            </text:list-item>
            <text:list-item>
              <text:p text:style-name="P6">MVP</text:p>
              <text:list>
                <text:list-item>
                  <text:p text:style-name="P6">Try make a working, basic combat scene</text:p>
                </text:list-item>
                <text:list-item>
                  <text:p text:style-name="P6">Player controls 3 characters</text:p>
                  <text:list>
                    <text:list-item>
                      <text:p text:style-name="P6">basic cards working, attack and block</text:p>
                    </text:list-item>
                  </text:list>
                </text:list-item>
                <text:list-item>
                  <text:p text:style-name="P6">There are 3 basic skeleton enemies</text:p>
                  <text:list>
                    <text:list-item>
                      <text:p text:style-name="P6">3 abilities: move, block or attack</text:p>
                    </text:list-item>
                  </text:list>
                </text:list-item>
                <text:list-item>
                  <text:p text:style-name="P6">Turn cycle / activation order system works</text:p>
                </text:list-item>
              </text:list>
            </text:list-item>
          </text:list>
        </text:list-item>
      </text:list>
      <text:p text:style-name="P5">Item System</text:p>
      <text:list xml:id="list4221669299268350686" text:style-name="L5">
        <text:list-item>
          <text:p text:style-name="P8">Characters can equipt weapons as items</text:p>
        </text:list-item>
        <text:list-item>
          <text:p text:style-name="P8">Many cards will require a particular weapon to be equiped before it can be played</text:p>
        </text:list-item>
      </text:list>
      <text:p text:style-name="P5"/>
      <text:p text:style-name="P12">Card Ideas</text:p>
      <text:list xml:id="list6793610448467709966" text:style-name="L4">
        <text:list-item>
          <text:p text:style-name="P7">Pyromania</text:p>
          <text:list>
            <text:list-item>
              <text:p text:style-name="P7">Fireball (Energy 10, Ranged Attack): Deal 6 fire damage and apply 2 burning</text:p>
            </text:list-item>
            <text:list-item>
              <text:p text:style-name="P7">Fire Nova (Energy 10, Skill): Deal 4 Fire Damage and apply 1 burning to all enemies</text:p>
            </text:list-item>
            <text:list-item>
              <text:p text:style-name="P7">Inferno (Energy 20, Ranged Attack): Deal 15 Fire damage to all enemies. Shuffle 2 burns into your draw pile.</text:p>
            </text:list-item>
            <text:list-item>
              <text:p text:style-name="P7">Melt (Energy 20, Skill) Remove all block from a target. Apply 3 burning.</text:p>
            </text:list-item>
            <text:list-item>
              <text:p text:style-name="P7">Blaze (Energy 0, Skill) Convert all damage from your weapon into fire damage this turn. Exhaust</text:p>
            </text:list-item>
          </text:list>
        </text:list-item>
      </text:list>
      <text:list xml:id="list1161949192454519691" text:style-name="L6">
        <text:list-item>
          <text:p text:style-name="P9">Brawler</text:p>
          <text:list>
            <text:list-item>
              <text:p text:style-name="P9">Whirlwind (Energy 10, Melee Attack, Req MW): Deal 100% Weapon Damage to all enemies</text:p>
            </text:list-item>
            <text:list-item>
              <text:p text:style-name="P9">Smash (Energy 10, Melee Attack): Deal 200% Weapon damage to a target</text:p>
            </text:list-item>
            <text:list-item>
              <text:p text:style-name="P9">Blade Flurry (Energy X, Melee Attack) Spend all your energy. For each 10 spent, deal 100% weapon damage to all enemies.</text:p>
            </text:list-item>
            <text:list-item>
              <text:p text:style-name="P9"><text:soft-page-break/>Charge (Energy 0, Skill): Draw 2 cards, Gain 10 Energy. Exhaust.</text:p>
            </text:list-item>
          </text:list>
        </text:list-item>
      </text:list>
      <text:p text:style-name="P5"/>
      <text:p text:style-name="P5"/>
      <text:list xml:id="list34722808" text:continue-list="list34702979" text:style-name="L2">
        <text:list-header>
          <text:p text:style-name="P11">General idea 2: HoHD version</text:p>
          <text:list text:continue-numbering="true">
            <text:list-item>
              <text:p text:style-name="P6">movement, range and tiles are still a thing</text:p>
            </text:list-item>
            <text:list-item>
              <text:p text:style-name="P6">board size is 5x7</text:p>
            </text:list-item>
          </text:list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ck Will</meta:initial-creator>
    <meta:creation-date>2019-05-25T10:29:33.02</meta:creation-date>
    <dc:date>2020-07-10T14:49:09.33</dc:date>
    <dc:creator>Black Will</dc:creator>
    <meta:editing-duration>P24DT19H23M34S</meta:editing-duration>
    <meta:editing-cycles>547</meta:editing-cycles>
    <meta:generator>OpenOffice/4.1.6$Win32 OpenOffice.org_project/416m1$Build-9790</meta:generator>
    <meta:document-statistic meta:table-count="0" meta:image-count="0" meta:object-count="0" meta:page-count="3" meta:paragraph-count="54" meta:word-count="473" meta:character-count="2488"/>
  </office:meta>
</office:document-meta>
</file>